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857000006C0944CDE33.jpg"/>
  <manifest:file-entry manifest:media-type="image/jpeg" manifest:full-path="Pictures/10000000000003AA0000047311350DF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9900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9900" fo:font-weight="bold" style:font-weight-asian="bold" style:font-weight-complex="bold"/>
    </style:style>
    <style:style style:name="T1" style:family="text">
      <style:text-properties fo:color="#ff9900"/>
    </style:style>
    <style:style style:name="T2" style:family="text">
      <style:text-properties fo:color="#ff99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5.8cm" svg:height="4.4cm" svg:x="12.5cm" svg:y="15.6cm">
          <text:p text:style-name="P1"><text:span text:style-name="T1"><text:s text:c="2"/></text:span><text:span text:style-name="T2"><text:s text:c="2"/></text:span><text:span text:style-name="T2">VIEWs</text:span></text:p>
          <text:p text:style-name="P1"><text:span text:style-name="T1"><text:tab/></text:span><text:span text:style-name="T1">- Models</text:span></text:p>
          <text:p text:style-name="P1"><text:span text:style-name="T1"><text:tab/></text:span><text:span text:style-name="T1">- Templates</text:span></text:p>
        </draw:rect>
        <draw:frame draw:style-name="gr2" draw:layer="layout" svg:width="14.467cm" svg:height="0.963cm" svg:x="3.533cm" svg:y="10cm">
          <draw:text-box>
            <text:p>HTTP Request<text:tab/><text:tab/><text:tab/><text:tab/> <text:s text:c="2"/>HTTP Response</text:p>
          </draw:text-box>
        </draw:frame>
        <draw:custom-shape draw:style-name="gr3" draw:text-style-name="P3" draw:layer="layout" svg:width="1cm" svg:height="2.8cm" svg:x="5.533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1cm" svg:height="2.8cm" svg:x="14.933cm" svg:y="11.6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2.5cm" svg:height="1.2cm" svg:x="9.133cm" svg:y="1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4cm" svg:height="5.3cm" svg:x="3.733cm" svg:y="14.8cm">
          <text:p text:style-name="P3"><text:span text:style-name="T2">UR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5.8cm" svg:height="5.8cm" svg:x="3.2cm" svg:y="3.7cm">
          <draw:image xlink:href="Pictures/1000000000000857000006C0944CDE33.jpg" xlink:type="simple" xlink:show="embed" xlink:actuate="onLoad">
            <text:p/>
          </draw:image>
        </draw:frame>
        <draw:frame draw:style-name="gr5" draw:text-style-name="P3" draw:layer="layout" svg:width="5.9cm" svg:height="6.016cm" svg:x="12.2cm" svg:y="3.684cm">
          <draw:image xlink:href="Pictures/10000000000003AA0000047311350DF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6T01:06:25.77</meta:creation-date>
    <dc:date>2016-11-16T01:27:44</dc:date>
    <meta:editing-duration>PT6M8S</meta:editing-duration>
    <meta:editing-cycles>1</meta:editing-cycles>
    <meta:document-statistic meta:object-count="8"/>
    <meta:generator>OpenOffice/4.1.1$Win32 OpenOffice.org_project/411m6$Build-9775</meta:generator>
  </office:meta>
</office:document-meta>
</file>